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 style:font-family-generic="modern" style:font-pitch="fixed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702cm" fo:min-width="3.31cm" fo:padding-top="0.142cm" fo:padding-bottom="0.142cm" fo:padding-left="0.267cm" fo:padding-right="0.267cm" loext:decorative="false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668cm" fo:min-width="3.276cm" fo:padding-top="0.142cm" fo:padding-bottom="0.142cm" fo:padding-left="0.267cm" fo:padding-right="0.267cm" loext:decorative="false"/>
    </style:style>
    <style:style style:name="gr3" style:family="graphic" style:parent-style-name="standard">
      <style:graphic-properties svg:stroke-width="0.035cm" svg:stroke-color="#ffbf00" draw:marker-start-width="0.252cm" draw:marker-end-width="0.252cm" draw:fill="none" loext:fill-use-slide-background="false" draw:textarea-horizontal-align="justify" draw:textarea-vertical-align="middle" draw:auto-grow-height="false" fo:min-height="0.668cm" fo:min-width="3.276cm" fo:padding-top="0.142cm" fo:padding-bottom="0.142cm" fo:padding-left="0.267cm" fo:padding-right="0.267cm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ffbf00" draw:marker-start-width="0.252cm" draw:marker-end-width="0.252cm" draw:fill="none" loext:fill-use-slide-background="false" draw:textarea-horizontal-align="justify" draw:textarea-vertical-align="middle" draw:auto-grow-height="false" fo:min-height="0.668cm" fo:min-width="3.276cm" fo:padding-top="0.142cm" fo:padding-bottom="0.142cm" fo:padding-left="0.267cm" fo:padding-right="0.267cm" loext:decorative="false"/>
    </style:style>
    <style:style style:name="gr5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8cm" fo:min-width="0cm" loext:decorative="false"/>
      <style:paragraph-properties style:writing-mode="lr-tb"/>
    </style:style>
    <style:style style:name="gr9" style:family="graphic" style:parent-style-name="standard">
      <style:graphic-properties svg:stroke-width="0.035cm" svg:stroke-color="#808080" draw:marker-start-width="0.252cm" draw:marker-end-width="0.252cm" draw:fill="none" loext:fill-use-slide-background="false" draw:textarea-horizontal-align="justify" draw:textarea-vertical-align="middle" draw:auto-grow-height="false" fo:min-height="0.668cm" fo:min-width="3.276cm" fo:padding-top="0.142cm" fo:padding-bottom="0.142cm" fo:padding-left="0.267cm" fo:padding-right="0.267cm" loext:decorative="false"/>
      <style:paragraph-properties style:writing-mode="lr-tb"/>
    </style:style>
    <style:style style:name="gr10" style:family="graphic" style:parent-style-name="standard">
      <style:graphic-properties svg:stroke-width="0.035cm" svg:stroke-color="#808080" draw:marker-start-width="0.252cm" draw:marker-end-width="0.252cm" draw:fill="none" loext:fill-use-slide-background="false" draw:textarea-horizontal-align="justify" draw:textarea-vertical-align="middle" draw:auto-grow-height="false" fo:min-height="0.668cm" fo:min-width="3.276cm" fo:padding-top="0.142cm" fo:padding-bottom="0.142cm" fo:padding-left="0.267cm" fo:padding-right="0.267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13" style:family="graphic" style:parent-style-name="objectwithoutfill">
      <style:graphic-properties draw:stroke="dash" draw:stroke-dash="Long_20_Dash" svg:stroke-color="#000000" draw:marker-end="Arrowheads_20_3" draw:marker-end-width="0.3cm" svg:stroke-linecap="butt" draw:fill="none" draw:textarea-vertical-align="middle" loext:decorative="false"/>
    </style:style>
    <style:style style:name="gr14" style:family="graphic" style:parent-style-name="objectwithoutfill">
      <style:graphic-properties draw:stroke="dash" draw:stroke-dash="Double_20_Dash" svg:stroke-color="#000000" draw:marker-end="Arrowheads_20_4" draw:marker-end-width="0.3cm" svg:stroke-linecap="butt" draw:fill="none" draw:textarea-vertical-align="middle" loext:decorative="false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469cm" fo:min-width="1.219cm" fo:padding-top="0.142cm" fo:padding-bottom="0.142cm" fo:padding-left="0.267cm" fo:padding-right="0.267cm" fo:wrap-option="wrap" loext:decorative="false"/>
    </style:style>
    <style:style style:name="gr16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1.435cm" fo:min-width="1.185cm" fo:padding-top="0.142cm" fo:padding-bottom="0.142cm" fo:padding-left="0.267cm" fo:padding-right="0.267cm" fo:wrap-option="wrap" loext:decorative="false"/>
    </style:style>
    <style:style style:name="gr17" style:family="graphic" style:parent-style-name="objectwithoutfill">
      <style:graphic-properties svg:stroke-color="#000000" draw:marker-end="Arrowheads_20_6" draw:marker-end-width="0.3cm" draw:fill="none" draw:textarea-vertical-align="middle" loext:decorative="false"/>
    </style:style>
    <style:style style:name="gr18" style:family="graphic" style:parent-style-name="objectwithoutfill">
      <style:graphic-properties draw:stroke="dash" draw:stroke-dash="Double_20_Dash" svg:stroke-color="#000000" draw:marker-end="Arrowheads_20_7" draw:marker-end-width="0.3cm" svg:stroke-linecap="butt" draw:fill="none" draw:textarea-vertical-align="middle" loext:decorative="false"/>
    </style:style>
    <style:style style:name="gr19" style:family="graphic" style:parent-style-name="objectwithoutfill">
      <style:graphic-properties draw:stroke="dash" draw:stroke-dash="Double_20_Dash" svg:stroke-color="#000000" draw:marker-end="Arrowheads_20_8" draw:marker-end-width="0.3cm" svg:stroke-linecap="butt" draw:fill="none" draw:textarea-vertical-align="middle" loext:decorative="false"/>
    </style:style>
    <style:style style:name="gr20" style:family="graphic" style:parent-style-name="objectwithoutfill">
      <style:graphic-properties svg:stroke-color="#000000" draw:marker-end="Arrowheads_20_10" draw:marker-end-width="0.3cm" draw:fill="none" draw:textarea-vertical-align="middle" loext:decorative="false"/>
    </style:style>
    <style:style style:name="gr21" style:family="graphic" style:parent-style-name="objectwithoutfill">
      <style:graphic-properties svg:stroke-color="#000000" draw:marker-end="Arrowheads_20_11" draw:marker-end-width="0.3cm" draw:fill="none" draw:textarea-vertical-align="middle" loext:decorative="false"/>
    </style:style>
    <style:style style:name="gr22" style:family="graphic" style:parent-style-name="objectwithoutfill">
      <style:graphic-properties svg:stroke-width="0.053cm" svg:stroke-color="#ff4000" draw:marker-start-width="0.28cm" draw:marker-end-width="0.28cm" draw:fill="none" draw:textarea-vertical-align="middle" fo:padding-top="0.152cm" fo:padding-bottom="0.152cm" fo:padding-left="0.277cm" fo:padding-right="0.277cm" loext:decorative="false"/>
    </style:style>
    <style:style style:name="gr23" style:family="graphic" style:parent-style-name="objectwithoutfill">
      <style:graphic-properties svg:stroke-width="0.053cm" svg:stroke-color="#ff4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24" style:family="graphic" style:parent-style-name="objectwithoutfill">
      <style:graphic-properties draw:stroke="dash" draw:stroke-dash="Double_20_Dash" svg:stroke-color="#ff4000" draw:marker-end="Arrowheads_20_12" draw:marker-end-width="0.3cm" svg:stroke-linecap="butt" draw:fill="none" draw:textarea-vertical-align="middle" loext:decorative="false"/>
    </style:style>
    <style:style style:name="gr25" style:family="graphic" style:parent-style-name="objectwithoutfill">
      <style:graphic-properties draw:stroke="dash" draw:stroke-dash="Double_20_Dash" svg:stroke-color="#000000" draw:marker-end="Arrowheads_20_13" draw:marker-end-width="0.3cm" svg:stroke-linecap="butt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text-properties style:font-name="Courier" fo:font-size="12pt" style:font-size-asian="14pt" style:font-size-complex="14pt"/>
    </style:style>
    <style:style style:name="P7" style:family="paragraph">
      <loext:graphic-properties draw:fill="none" draw:fill-color="#ffffff"/>
      <style:text-properties style:font-name="Courier" fo:font-size="12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size-asian="14pt" style:font-size-complex="14pt"/>
    </style:style>
    <style:style style:name="T3" style:family="text">
      <style:text-properties style:text-position="super 58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0.952cm" svg:x="3.47cm" svg:y="2.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0.952cm" svg:x="14.17cm" svg:y="2.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1cm" svg:height="0.952cm" svg:x="14.17cm" svg:y="3.47cm">
          <text:p text:style-name="P2">(old) BP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1cm" svg:height="0.952cm" svg:x="14.17cm" svg:y="4.57cm">
          <text:p text:style-name="P2">i := 0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0.952cm" svg:x="14.17cm" svg:y="5.67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9.185cm" svg:y1="4.592cm" svg:x2="12.677cm" svg:y2="4.592cm">
          <text:p/>
        </draw:line>
        <draw:frame draw:style-name="gr6" draw:text-style-name="P3" draw:layer="layout" svg:width="1.984cm" svg:height="0.962cm" svg:x="4.392cm" svg:y="1.308cm">
          <draw:text-box>
            <text:p>stack</text:p>
          </draw:text-box>
        </draw:frame>
        <draw:frame draw:style-name="gr6" draw:text-style-name="P3" draw:layer="layout" svg:width="1.984cm" svg:height="0.962cm" svg:x="15.092cm" svg:y="1.308cm">
          <draw:text-box>
            <text:p>stack</text:p>
          </draw:text-box>
        </draw:frame>
        <draw:line draw:style-name="gr7" draw:text-style-name="P1" draw:layer="layout" svg:x1="2.587cm" svg:y1="3.222cm" svg:x2="3.315cm" svg:y2="3.222cm">
          <text:p/>
        </draw:line>
        <draw:frame draw:style-name="gr6" draw:text-style-name="P5" draw:layer="layout" svg:width="1.162cm" svg:height="0.806cm" svg:x="1.635cm" svg:y="2.734cm">
          <draw:text-box>
            <text:p text:style-name="P4"><text:span text:style-name="T1">SP</text:span></text:p>
          </draw:text-box>
        </draw:frame>
        <draw:line draw:style-name="gr7" draw:text-style-name="P1" draw:layer="layout" svg:x1="19.032cm" svg:y1="6.397cm" svg:x2="18.145cm" svg:y2="6.397cm">
          <text:p/>
        </draw:line>
        <draw:frame draw:style-name="gr6" draw:text-style-name="P5" draw:layer="layout" svg:width="1.162cm" svg:height="0.806cm" svg:x="18.888cm" svg:y="6.009cm">
          <draw:text-box>
            <text:p text:style-name="P4"><text:span text:style-name="T1">SP</text:span></text:p>
          </draw:text-box>
        </draw:frame>
        <draw:line draw:style-name="gr7" draw:text-style-name="P1" draw:layer="layout" svg:x1="19.033cm" svg:y1="4.297cm" svg:x2="18.146cm" svg:y2="4.297cm">
          <text:p/>
        </draw:line>
        <draw:frame draw:style-name="gr6" draw:text-style-name="P5" draw:layer="layout" svg:width="1.162cm" svg:height="0.806cm" svg:x="18.888cm" svg:y="3.909cm">
          <draw:text-box>
            <text:p text:style-name="P4"><text:span text:style-name="T1">BP</text:span></text:p>
          </draw:text-box>
        </draw:frame>
        <draw:frame draw:style-name="gr8" draw:text-style-name="P7" draw:layer="layout" svg:width="4.127cm" svg:height="1.688cm" svg:x="8.955cm" svg:y="2.587cm">
          <draw:text-box>
            <text:p text:style-name="P6"><text:span text:style-name="T2">push rbp</text:span></text:p>
            <text:p text:style-name="P6"><text:span text:style-name="T2">mov <text:s/>rbp, rsp</text:span></text:p>
            <text:p text:style-name="P6"><text:span text:style-name="T2">sub <text:s/>rsp, 0x10</text:span></text:p>
          </draw:text-box>
        </draw:frame>
        <draw:custom-shape draw:style-name="gr2" draw:text-style-name="P1" draw:layer="layout" svg:width="3.81cm" svg:height="0.952cm" svg:x="7.502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3.81cm" svg:height="0.952cm" svg:x="7.502cm" svg:y="10.99cm">
          <text:p text:style-name="P2">(old) BP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3.81cm" svg:height="0.952cm" svg:x="7.502cm" svg:y="12.09cm">
          <text:p text:style-name="P2">i := 0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0.952cm" svg:x="7.502cm" svg:y="13.19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984cm" svg:height="0.962cm" svg:x="8.424cm" svg:y="8.828cm">
          <draw:text-box>
            <text:p>stack</text:p>
          </draw:text-box>
        </draw:frame>
        <draw:line draw:style-name="gr7" draw:text-style-name="P1" draw:layer="layout" svg:x1="12.364cm" svg:y1="19.517cm" svg:x2="11.477cm" svg:y2="19.517cm">
          <text:p/>
        </draw:line>
        <draw:frame draw:style-name="gr6" draw:text-style-name="P5" draw:layer="layout" svg:width="1.162cm" svg:height="0.806cm" svg:x="12.22cm" svg:y="19.129cm">
          <draw:text-box>
            <text:p text:style-name="P4"><text:span text:style-name="T1">SP</text:span></text:p>
          </draw:text-box>
        </draw:frame>
        <draw:line draw:style-name="gr7" draw:text-style-name="P1" draw:layer="layout" svg:x1="12.365cm" svg:y1="15.217cm" svg:x2="11.478cm" svg:y2="15.217cm">
          <text:p/>
        </draw:line>
        <draw:frame draw:style-name="gr6" draw:text-style-name="P5" draw:layer="layout" svg:width="1.162cm" svg:height="0.806cm" svg:x="12.22cm" svg:y="14.829cm">
          <draw:text-box>
            <text:p text:style-name="P4"><text:span text:style-name="T1">BP</text:span></text:p>
          </draw:text-box>
        </draw:frame>
        <draw:custom-shape draw:style-name="gr9" draw:text-style-name="P1" xml:id="id1" draw:id="id1" draw:layer="layout" svg:width="3.81cm" svg:height="0.952cm" svg:x="7.502cm" svg:y="14.29cm">
          <text:p text:style-name="P2">(main) B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3.81cm" svg:height="0.952cm" svg:x="7.502cm" svg:y="15.3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81cm" svg:height="0.952cm" svg:x="7.502cm" svg:y="16.4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3" draw:id="id3" draw:layer="layout" svg:width="3.81cm" svg:height="0.952cm" svg:x="7.502cm" svg:y="17.59cm">
          <text:p text:style-name="P2">a := &amp;i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81cm" svg:height="0.952cm" svg:x="7.502cm" svg:y="18.69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0.858cm" svg:height="0.806cm" svg:x="5.415cm" svg:y="9.936cm">
          <draw:text-box>
            <text:p text:style-name="P4"><text:span text:style-name="T1">N</text:span></text:p>
          </draw:text-box>
        </draw:frame>
        <draw:frame draw:style-name="gr11" draw:text-style-name="P5" draw:layer="layout" svg:width="1.617cm" svg:height="0.806cm" svg:x="5.415cm" svg:y="11.036cm">
          <draw:text-box>
            <text:p text:style-name="P4"><text:span text:style-name="T1">N - 8</text:span></text:p>
          </draw:text-box>
        </draw:frame>
        <draw:frame draw:style-name="gr12" draw:text-style-name="P5" draw:layer="layout" svg:width="1.934cm" svg:height="1.361cm" svg:x="5.416cm" svg:y="14.336cm">
          <draw:text-box>
            <text:p text:style-name="P4"><text:span text:style-name="T1">N - 32</text:span></text:p>
          </draw:text-box>
        </draw:frame>
        <draw:frame draw:style-name="gr12" draw:text-style-name="P5" draw:layer="layout" svg:width="1.934cm" svg:height="1.361cm" svg:x="5.416cm" svg:y="18.737cm">
          <draw:text-box>
            <text:p text:style-name="P4"><text:span text:style-name="T1">N - 64</text:span></text:p>
          </draw:text-box>
        </draw:frame>
        <draw:connector draw:style-name="gr13" draw:text-style-name="P1" draw:layer="layout" draw:type="curve" svg:x1="7.502cm" svg:y1="14.766cm" svg:x2="7.502cm" svg:y2="11.466cm" draw:start-shape="id1" draw:start-glue-point="3" draw:end-shape="id2" draw:end-glue-point="3" svg:d="M7502 14766c-777 0-777-3300 0-3300" svg:viewBox="0 0 584 3301">
          <text:p/>
        </draw:connector>
        <draw:connector draw:style-name="gr14" draw:text-style-name="P1" draw:layer="layout" draw:type="curve" svg:x1="7.502cm" svg:y1="18.066cm" svg:x2="7.502cm" svg:y2="12.566cm" draw:start-shape="id3" draw:start-glue-point="3" draw:end-shape="id4" draw:end-glue-point="3" svg:d="M7502 18066c-777 0-777-5500 0-5500" svg:viewBox="0 0 584 5501">
          <text:p/>
        </draw:connector>
      </draw:page>
      <draw:page draw:name="page2" draw:style-name="dp1" draw:master-page-name="Default">
        <draw:custom-shape draw:style-name="gr15" draw:text-style-name="P1" xml:id="id6" draw:id="id6" draw:layer="layout" svg:width="1.905cm" svg:height="1.905cm" svg:x="5.41cm" svg:y="2.6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xml:id="id8" draw:id="id8" draw:layer="layout" svg:width="1.905cm" svg:height="1.905cm" svg:x="8.71cm" svg:y="2.6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1.905cm" svg:height="1.905cm" svg:x="12.01cm" svg:y="2.6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" draw:layer="layout" svg:x1="7.42cm" svg:y1="3.222cm" svg:x2="8.69cm" svg:y2="3.222cm">
          <text:p/>
        </draw:line>
        <draw:line draw:style-name="gr17" draw:text-style-name="P1" draw:layer="layout" svg:x1="10.72cm" svg:y1="3.222cm" svg:x2="11.99cm" svg:y2="3.222cm">
          <text:p/>
        </draw:line>
        <draw:line draw:style-name="gr17" draw:text-style-name="P1" draw:layer="layout" svg:x1="8.69cm" svg:y1="3.822cm" svg:x2="7.42cm" svg:y2="3.822cm">
          <text:p/>
        </draw:line>
        <draw:line draw:style-name="gr17" draw:text-style-name="P1" draw:layer="layout" svg:x1="11.991cm" svg:y1="3.822cm" svg:x2="10.721cm" svg:y2="3.822cm">
          <text:p/>
        </draw:line>
        <draw:frame draw:style-name="gr6" draw:text-style-name="P5" xml:id="id5" draw:id="id5" draw:layer="layout" svg:width="0.777cm" svg:height="0.806cm" svg:x="3.292cm" svg:y="4.492cm">
          <draw:text-box>
            <text:p text:style-name="P4"><text:span text:style-name="T1">L</text:span></text:p>
          </draw:text-box>
        </draw:frame>
        <draw:connector draw:style-name="gr18" draw:text-style-name="P1" draw:layer="layout" draw:type="curve" svg:x1="3.68cm" svg:y1="4.492cm" svg:x2="5.41cm" svg:y2="3.639cm" draw:start-shape="id5" draw:start-glue-point="0" draw:end-shape="id6" draw:end-glue-point="3" svg:d="M3680 4492c0-569 576-853 1730-853" svg:viewBox="0 0 1731 854">
          <text:p/>
        </draw:connector>
        <draw:frame draw:style-name="gr6" draw:text-style-name="P5" xml:id="id7" draw:id="id7" draw:layer="layout" svg:width="0.748cm" svg:height="0.806cm" svg:x="4.992cm" svg:y="5.274cm">
          <draw:text-box>
            <text:p text:style-name="P4"><text:span text:style-name="T1">x</text:span></text:p>
          </draw:text-box>
        </draw:frame>
        <draw:connector draw:style-name="gr19" draw:text-style-name="P1" draw:layer="layout" draw:type="curve" svg:x1="5.74cm" svg:y1="5.677cm" svg:x2="9.662cm" svg:y2="4.592cm" draw:start-shape="id7" draw:start-glue-point="1" draw:end-shape="id8" draw:end-glue-point="2" svg:d="M5740 5677c2615 0 3922-361 3922-1085" svg:viewBox="0 0 3923 1086">
          <text:p/>
        </draw:connector>
        <draw:custom-shape draw:style-name="gr16" draw:text-style-name="P1" xml:id="id9" draw:id="id9" draw:layer="layout" svg:width="1.905cm" svg:height="1.905cm" svg:x="5.41cm" svg:y="6.7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1.905cm" svg:height="1.905cm" svg:x="8.71cm" svg:y="6.7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xml:id="id10" draw:id="id10" draw:layer="layout" svg:width="1.905cm" svg:height="1.905cm" svg:x="12.01cm" svg:y="6.7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" draw:layer="layout" draw:type="curve" svg:x1="6.362cm" svg:y1="6.787cm" svg:x2="12.962cm" svg:y2="6.787cm" draw:start-shape="id9" draw:start-glue-point="0" draw:end-shape="id10" draw:end-glue-point="0" svg:d="M6362 6787c0-778 6600-778 6600 0" svg:viewBox="0 0 6601 584">
          <text:p/>
        </draw:connector>
        <draw:connector draw:style-name="gr21" draw:text-style-name="P1" draw:layer="layout" draw:type="curve" svg:x1="12.962cm" svg:y1="8.692cm" svg:x2="6.362cm" svg:y2="8.692cm" draw:start-shape="id10" draw:start-glue-point="2" draw:end-shape="id9" svg:d="M12962 8692c0 777-6600 777-6600 0" svg:viewBox="0 0 6601 584">
          <text:p/>
        </draw:connector>
        <draw:line draw:style-name="gr22" draw:text-style-name="P1" draw:layer="layout" svg:x1="8.69cm" svg:y1="6.715cm" svg:x2="10.595cm" svg:y2="8.62cm">
          <text:p/>
        </draw:line>
        <draw:line draw:style-name="gr23" draw:text-style-name="P1" xml:id="id11" draw:id="id11" draw:layer="layout" svg:x1="8.69cm" svg:y1="8.62cm" svg:x2="10.595cm" svg:y2="6.715cm">
          <text:p/>
        </draw:line>
        <draw:connector draw:style-name="gr24" draw:text-style-name="P1" draw:layer="layout" draw:type="curve" svg:x1="5.74cm" svg:y1="5.677cm" svg:x2="9.642cm" svg:y2="6.715cm" draw:start-shape="id7" draw:start-glue-point="1" draw:end-shape="id11" draw:end-glue-point="0" svg:d="M5740 5677c2602 0 3902 346 3902 1038" svg:viewBox="0 0 3903 1039">
          <text:p/>
        </draw:connector>
        <draw:connector draw:style-name="gr25" draw:text-style-name="P1" draw:layer="layout" draw:type="curve" svg:x1="3.68cm" svg:y1="5.298cm" svg:x2="5.41cm" svg:y2="7.739cm" draw:start-shape="id5" draw:start-glue-point="2" draw:end-shape="id9" draw:end-glue-point="3" svg:d="M3680 5298c0 1628 576 2441 1730 2441" svg:viewBox="0 0 1731 2442">
          <text:p/>
        </draw:connector>
        <draw:frame draw:style-name="gr6" draw:text-style-name="P5" draw:layer="layout" svg:width="4.96cm" svg:height="1.361cm" svg:x="14.207cm" svg:y="2.905cm">
          <draw:text-box>
            <text:p text:style-name="P4"><text:span text:style-name="T1">Before removing the</text:span></text:p>
            <text:p text:style-name="P4"><text:span text:style-name="T1">2</text:span><text:span text:style-name="T3">nd</text:span><text:span text:style-name="T1"> element</text:span></text:p>
          </draw:text-box>
        </draw:frame>
        <draw:frame draw:style-name="gr6" draw:text-style-name="P5" draw:layer="layout" svg:width="4.545cm" svg:height="1.361cm" svg:x="14.087cm" svg:y="7.032cm">
          <draw:text-box>
            <text:p text:style-name="P4"><text:span text:style-name="T1">After removing the</text:span></text:p>
            <text:p text:style-name="P4"><text:span text:style-name="T1">2</text:span><text:span text:style-name="T3">nd</text:span><text:span text:style-name="T1"> elemen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 style:font-family-generic="modern" style:font-pitch="fixed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22:07:22.538820177</meta:creation-date>
    <dc:date>2024-07-13T22:33:25.065327319</dc:date>
    <meta:editing-duration>PT26M</meta:editing-duration>
    <meta:editing-cycles>7</meta:editing-cycles>
    <meta:generator>LibreOffice/24.2.4.2$Linux_X86_64 LibreOffice_project/420$Build-2</meta:generator>
    <meta:document-statistic meta:object-count="57"/>
  </office:meta>
</office:document-meta>
</file>